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anging_20_indent" style:list-style-name="L5"/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text-properties officeooo:paragraph-rsid="0007389c"/>
    </style:style>
    <style:style style:name="P4" style:family="paragraph" style:parent-style-name="Standard" style:list-style-name="L3">
      <loext:graphic-properties draw:fill-gradient-name="gradient" draw:fill-hatch-name="hatch"/>
      <style:paragraph-properties fo:line-height="200%"/>
      <style:text-properties officeooo:rsid="0007389c" officeooo:paragraph-rsid="0007389c"/>
    </style:style>
    <style:style style:name="P5" style:family="paragraph" style:parent-style-name="Standard" style:list-style-name="L1">
      <loext:graphic-properties draw:fill-gradient-name="gradient" draw:fill-hatch-name="hatch"/>
      <style:paragraph-properties fo:line-height="200%"/>
      <style:text-properties officeooo:rsid="0007389c" officeooo:paragraph-rsid="0007389c"/>
    </style:style>
    <style:style style:name="P6" style:family="paragraph" style:parent-style-name="Standard" style:list-style-name="L5">
      <loext:graphic-properties draw:fill-gradient-name="gradient" draw:fill-hatch-name="hatch"/>
      <style:paragraph-properties fo:line-height="200%"/>
      <style:text-properties officeooo:rsid="0007389c" officeooo:paragraph-rsid="0007389c"/>
    </style:style>
    <style:style style:name="P7" style:family="paragraph" style:parent-style-name="Standard" style:list-style-name="L1">
      <loext:graphic-properties draw:fill-gradient-name="gradient" draw:fill-hatch-name="hatch"/>
      <style:paragraph-properties fo:line-height="200%"/>
      <style:text-properties officeooo:paragraph-rsid="0007389c"/>
    </style:style>
    <style:style style:name="P8" style:family="paragraph" style:parent-style-name="Standard" style:list-style-name="L5">
      <loext:graphic-properties draw:fill-gradient-name="gradient" draw:fill-hatch-name="hatch"/>
      <style:paragraph-properties fo:line-height="200%"/>
      <style:text-properties officeooo:paragraph-rsid="0007389c"/>
    </style:style>
    <style:style style:name="P9" style:family="paragraph" style:parent-style-name="Standard" style:list-style-name="L1">
      <loext:graphic-properties draw:fill-gradient-name="gradient" draw:fill-hatch-name="hatch"/>
      <style:paragraph-properties fo:line-height="200%"/>
      <style:text-properties officeooo:rsid="00093503" officeooo:paragraph-rsid="00093503"/>
    </style:style>
    <style:style style:name="P10" style:family="paragraph" style:parent-style-name="Standard" style:list-style-name="L3">
      <loext:graphic-properties draw:fill-gradient-name="gradient" draw:fill-hatch-name="hatch"/>
      <style:paragraph-properties fo:line-height="200%"/>
      <style:text-properties officeooo:rsid="00093503" officeooo:paragraph-rsid="00093503"/>
    </style:style>
    <style:style style:name="T1" style:family="text">
      <style:text-properties officeooo:rsid="0007389c"/>
    </style:style>
    <style:style style:name="T2" style:family="text">
      <style:text-properties officeooo:rsid="00093503"/>
    </style:style>
    <style:style style:name="T3" style:family="text">
      <style:text-properties style:font-name="Liberation Serif" officeooo:rsid="00093503"/>
    </style:style>
    <style:style style:name="T4" style:family="text">
      <style:text-properties style:font-name="Liberation Serif1" officeooo:rsid="0009350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Débuter avec</text:span> EXCEL</text:h>
      <text:h text:style-name="Heading_20_2" text:outline-level="2">Faire un agenda dans Excel : <text:span text:style-name="T1">prendre connaissance des données à saisir</text:span></text:h>
      <text:list xml:id="list2975737903" text:style-name="L3">
        <text:list-item>
          <text:p text:style-name="P4">5 / 0<text:span text:style-name="T2">9</text:span> / 2023 à 15h00, Rendez-vous chez le médecin</text:p>
        </text:list-item>
        <text:list-item>
          <text:p text:style-name="P4">9 / 0<text:span text:style-name="T2">9</text:span> / 2023 à 10h 00 Rendez-vous à la CAF</text:p>
        </text:list-item>
        <text:list-item>
          <text:p text:style-name="P4">9 / 0<text:span text:style-name="T2">9</text:span> / 2023 à 14h00 Rendez-vous Dentiste</text:p>
        </text:list-item>
        <text:list-item>
          <text:p text:style-name="P4">12 / 0<text:span text:style-name="T2">9</text:span> / 2023 à 9h00, Cours de Gymnastique</text:p>
        </text:list-item>
        <text:list-item>
          <text:p text:style-name="P4">15 / 0<text:span text:style-name="T2">9</text:span> / 2023 à 14h00, Rendez-vous à la Mairie</text:p>
        </text:list-item>
        <text:list-item>
          <text:p text:style-name="P4">15 / 0<text:span text:style-name="T2">9</text:span> / 2023 à 20h00, Séance au Cinéma du centre ville</text:p>
        </text:list-item>
        <text:list-item>
          <text:p text:style-name="P4">18 / 0<text:span text:style-name="T2">9</text:span> / 2023 à 14h00, Promenade avec amis</text:p>
        </text:list-item>
        <text:list-item>
          <text:p text:style-name="P10">21 / 09 / 2023 à 14h00 Contrôle technique de la voiture</text:p>
        </text:list-item>
        <text:list-item>
          <text:p text:style-name="P10">30 / 09 / 2023 Aller faire refaire ma carte de médiathèque</text:p>
        </text:list-item>
      </text:list>
      <text:h text:style-name="Heading_20_2" text:outline-level="2">Consignes <text:span text:style-name="T1">pour la création du tableau</text:span> :</text:h>
      <text:list xml:id="list2374773573" text:style-name="L1">
        <text:list-item>
          <text:p text:style-name="P7"><text:span text:style-name="T1">Faire une colonne Date</text:span></text:p>
        </text:list-item>
        <text:list-item>
          <text:p text:style-name="P5">Faire une colonne Heure</text:p>
        </text:list-item>
        <text:list-item>
          <text:p text:style-name="P5">Faire une colonne Rendez-vous / Activité</text:p>
        </text:list-item>
        <text:list-item>
          <text:p text:style-name="P9">Faire une colonne « Effectué? »</text:p>
        </text:list-item>
        <text:list-item>
          <text:p text:style-name="P5">Faire une colonne Remarque</text:p>
        </text:list-item>
      </text:list>
      <text:h text:style-name="Heading_20_2" text:outline-level="2">Saisir les données du premier paragraphe dans votre tableau</text:h>
      <text:h text:style-name="P3" text:outline-level="2"><text:span text:style-name="T1">Formatage des données</text:span></text:h>
      <text:list xml:id="list456933415" text:style-name="L5">
        <text:list-item>
          <text:p text:style-name="P1">Jouer avec les formats de dates pour voir ce qu’il est possible d’afficher <text:span text:style-name="T2">(par exemple afficher le nom du jour, lundi, mardi, etc.)</text:span></text:p>
        </text:list-item>
        <text:list-item>
          <text:p text:style-name="P8"><text:span text:style-name="T1">Jouer avec les possibilités de mise en forme, Gras, Italique, Souligné pour voir comment rendre le tableau plus joli</text:span></text:p>
        </text:list-item>
        <text:list-item>
          <text:p text:style-name="P6">Jouer avec les possibilités de mise en forme des bordures du tableau pour le rendre plus joli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Liberation Serif" officeooo:rsid="00093503"/>
    </style:style>
    <style:style style:name="MT2" style:family="text">
      <style:text-properties style:font-name="Liberation Serif1" officeooo:rsid="00093503"/>
    </style:style>
    <style:style style:name="MT3" style:family="text">
      <style:text-properties officeooo:rsid="000935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©</text:span><text:span text:style-name="MT2"> </text:span><text:span text:style-name="MT3">Stéphane LASSALVY 2023 Licence Creative Commons CC-BY-SA<text:tab/></text:span><text:span text:style-name="MT3"><text:page-number text:select-page="current">1</text:page-number></text:span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3:55:36.910007692</meta:creation-date>
    <dc:date>2023-10-03T14:13:53.070227529</dc:date>
    <meta:editing-duration>PT7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43" meta:character-count="1206" meta:non-whitespace-character-count="1003"/>
  </office:meta>
</office:document-meta>
</file>